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0fe30"/>
    </style:style>
    <style:style style:name="P2" style:family="paragraph" style:parent-style-name="Standard">
      <style:text-properties fo:language="ru" fo:country="RU" officeooo:rsid="0000fe30" officeooo:paragraph-rsid="0000fe30"/>
    </style:style>
    <style:style style:name="T1" style:family="text">
      <style:text-properties fo:language="en" fo:country="US"/>
    </style:style>
    <style:style style:name="T2" style:family="text">
      <style:text-properties officeooo:rsid="0001a1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ическое задание на телеграм-бота для проекта Диссонанс «Название — сочные биточки»</text:p>
      <text:p text:style-name="P1"/>
      <text:p text:style-name="P2">Функционал:</text:p>
      <text:p text:style-name="P2"/>
      <text:p text:style-name="P2">-На запрос пользователя выдает ссылку на <text:span text:style-name="T1">SoundCloud</text:span></text:p>
      <text:p text:style-name="P2"><text:span text:style-name="T1"/></text:p>
      <text:p text:style-name="P2">-При старте вопрос «Что хочешь послушать», выдает варианты в виде кнопок по жанрам. Пример: Техно, Кантри, Поп, рандом (удиви меня)</text:p>
      <text:p text:style-name="P2"/>
      <text:p text:style-name="P2">-При нажатии на кнопку выдается ссылку на микс по данному жанру на <text:span text:style-name="T1">SoundCloud</text:span></text:p>
      <text:p text:style-name="P2"><text:span text:style-name="T1"/></text:p>
      <text:p text:style-name="P2"><text:span text:style-name="T1">-</text:span>При рандоме выдается ссылка на что то вне жанров</text:p>
      <text:p text:style-name="P2"/>
      <text:p text:style-name="P2">-Под каждой кнопкой список ссылок</text:p>
      <text:p text:style-name="P2"/>
      <text:p text:style-name="P2">-При нажатии кнопки ссылка, выдаваемая пользователю, выбирается рандомно из списка</text:p>
      <text:p text:style-name="P2"/>
      <text:p text:style-name="P2">-После прослушивания запрос пользователя о фидбеке (понравилась музыка или нет)</text:p>
      <text:p text:style-name="P2"/>
      <text:p text:style-name="P2">-Предусмотреть отсутствие повторов в выдаваемых одному пользователю ссылок</text:p>
      <text:p text:style-name="P2"/>
      <text:p text:style-name="P2">-Если пользователь прослушал все ссылки из жанра, предложить пользователю прослушать музыку из других жанров (жанр рандомно выбрать). </text:p>
      <text:p text:style-name="P2"/>
      <text:p text:style-name="P2">Внутренний функционал:</text:p>
      <text:p text:style-name="P2"/>
      <text:p text:style-name="P2">-Обновление списка ссылок вручную</text:p>
      <text:p text:style-name="P2"/>
      <text:p text:style-name="P2">-<text:span text:style-name="T2">Создать базу данных ссылок на музыку</text:span></text:p>
      <text:p text:style-name="P2"/>
      <text:p text:style-name="P2">-<text:span text:style-name="T2">Создать рабочий бот Диссонанса, через который можно добавлять ссылки в базу данных, либо отдельную программу (желательно бота)</text:span></text:p>
      <text:p text:style-name="P2"/>
      <text:p text:style-name="P2">-<text:span text:style-name="T2">Выбор ссылки из списка рандомно</text:span></text:p>
      <text:p text:style-name="P2"/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0-11T19:58:41.364000000</dc:date>
    <meta:editing-duration>PT6M56S</meta:editing-duration>
    <meta:editing-cycles>1</meta:editing-cycles>
    <meta:document-statistic meta:table-count="0" meta:image-count="0" meta:object-count="0" meta:page-count="1" meta:paragraph-count="16" meta:word-count="144" meta:character-count="1058" meta:non-whitespace-character-count="928"/>
  </office:meta>
</office:document-meta>
</file>